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7D0000001CF64759734173E140.png" manifest:media-type="image/png"/>
  <manifest:file-entry manifest:full-path="Pictures/1000020100000088000000870A26C51C993940C3.png" manifest:media-type="image/png"/>
  <manifest:file-entry manifest:full-path="Pictures/1000020100000402000000A2AB1CDB62FC77003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UIゴシック" svg:font-family="'IPA UIゴシック'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/>
    </style:style>
    <style:style style:name="T3" style:family="text">
      <style:text-properties fo:font-size="28pt" fo:font-style="normal" style:font-size-asian="24pt" style:font-size-complex="24pt"/>
    </style:style>
    <style:style style:name="T4" style:family="text">
      <style:text-properties fo:font-size="24pt" fo:font-style="normal" style:font-size-asian="24pt" style:font-size-complex="24pt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989cm" svg:x="1.4cm" svg:y="5.723cm" presentation:class="title" presentation:user-transformed="true">
          <draw:text-box>
            <text:p>カメラが使えました<text:line-break/>(PINE64/Pi Zero)<text:line-break/>鈴木光宏 <text:span text:style-name="T1">@s_mit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自己紹介</text:p>
          </draw:text-box>
        </draw:frame>
        <draw:frame presentation:style-name="pr4" draw:layer="layout" svg:width="12.297cm" svg:height="14.071cm" svg:x="1.4cm" svg:y="4.914cm" presentation:class="outline" presentation:user-transformed="true">
          <draw:text-box>
            <text:list text:style-name="L2">
              <text:list-item>
                <text:p>鈴木光宏<text:span text:style-name="T1">(@s_mitu)</text:span></text:p>
              </text:list-item>
              <text:list-item>
                <text:p><text:span text:style-name="T1">なんちゃって組み込み屋</text:span></text:p>
              </text:list-item>
              <text:list-item>
                <text:p><text:span text:style-name="T1">フルつまみ食いエンジニア</text:span></text:p>
              </text:list-item>
            </text:list>
          </draw:text-box>
        </draw:frame>
        <draw:frame presentation:style-name="pr4" draw:layer="layout" svg:width="12.297cm" svg:height="14.071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PINE64 でUSB Web Camera</text:p>
          </draw:text-box>
        </draw:frame>
        <draw:frame presentation:style-name="Pencil1-outline1" draw:layer="layout" svg:width="25.6cm" svg:height="14.071cm" svg:x="1.4cm" svg:y="4.914cm" presentation:class="outline" presentation:user-transformed="true">
          <draw:text-box>
            <text:list text:style-name="L2">
              <text:list-item>
                <text:p><text:span text:style-name="T1">確認ハード</text:span></text:p>
                <text:list>
                  <text:list-item>
                    <text:p><text:span text:style-name="T1">PINE64(1GB)</text:span> </text:p>
                  </text:list-item>
                </text:list>
              </text:list-item>
              <text:list-item>
                <text:p>PINE64 の現状</text:p>
                <text:list>
                  <text:list-item>
                    <text:p>GPIO動かず</text:p>
                  </text:list-item>
                  <text:list-item>
                    <text:p>HDMI出力されず</text:p>
                  </text:list-item>
                  <text:list-item>
                    <text:p>i<text:span text:style-name="T2">2</text:span>c生えず</text:p>
                  </text:list-item>
                  <text:list-item>
                    <text:p>USBポートは一つだけ動く(基板寄りのポート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Web カメラ動作</text:p>
          </draw:text-box>
        </draw:frame>
        <draw:frame presentation:style-name="Pencil1-outline1" draw:layer="layout" svg:width="25.4cm" svg:height="14.071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se.ko を起動時にロードするよう設定</text:p>
                <text:list>
                  <text:list-item>
                    <text:p># echo ‘cuse_load=”YES”’ &gt;&gt; /boot/loader.conf </text:p>
                  </text:list-item>
                </text:list>
              </text:list-item>
              <text:list-item>
                <text:p>webcamd をインストール</text:p>
                <text:list>
                  <text:list-item>
                    <text:p># pkg install webcamd</text:p>
                  </text:list-item>
                </text:list>
              </text:list-item>
              <text:list-item>
                <text:p>webcamdを起動時にstart するよう設定</text:p>
                <text:list>
                  <text:list-item>
                    <text:p># echo ‘webcamd_enable=”YES”’ &gt;&gt; <text:span text:style-name="T3">/etc/rc.conf</text:span></text:p>
                  </text:list-item>
                </text:list>
              </text:list-item>
              <text:list-item>
                <text:p><text:span text:style-name="T3">再起動して </text:span><text:span text:style-name="T4">/dev/video0 </text:span><text:span text:style-name="T3">が生えたら成功。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カメラ画像の配信</text:p>
          </draw:text-box>
        </draw:frame>
        <draw:frame presentation:style-name="Pencil1-outline1" draw:layer="layout" svg:width="25.2cm" svg:height="14.071cm" svg:x="1.4cm" svg:y="4.914cm" presentation:class="outline" presentation:user-transformed="true">
          <draw:text-box>
            <text:list text:style-name="L2">
              <text:list-item>
                <text:p>Web経由でカメラ画像を確認するためにmotionをインストール</text:p>
                <text:list>
                  <text:list-item>
                    <text:p># pkg install motion</text:p>
                  </text:list-item>
                </text:list>
              </text:list-item>
              <text:list-item>
                <text:p>localhost 以外でも見られるよう/usr/local/etc/motion/motion.conf を変更</text:p>
                <text:list>
                  <text:list-item>
                    <text:p>stream_localhost off</text:p>
                  </text:list-item>
                  <text:list-item>
                    <text:p>daemon on</text:p>
                  </text:list-item>
                </text:list>
              </text:list-item>
              <text:list-item>
                <text:p>Web配信デーモンを立ち上げ</text:p>
                <text:list>
                  <text:list-item>
                    <text:p># service motion onestart</text:p>
                  </text:list-item>
                </text:list>
              </text:list-item>
              <text:list-item>
                <text:p>http://(PINE64のアドレス):8081/ で動画表示。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Raspberry Pi Zero でカメラモジュール</text:p>
          </draw:text-box>
        </draw:frame>
        <draw:frame presentation:style-name="Pencil1-outline2" draw:layer="layout" svg:width="24.6cm" svg:height="14.071cm" svg:x="1.4cm" svg:y="4.914cm" presentation:class="outline" presentation:user-transformed="true">
          <draw:text-box>
            <text:list text:style-name="L2">
              <text:list-item>
                <text:p>確認ハード</text:p>
                <text:list>
                  <text:list-item>
                    <text:p>Raspberry Pi Zero</text:p>
                    <text:list>
                      <text:list-item>
                        <text:p>カメラポートは付いてるがWi-Fi はついてないバージョン</text:p>
                      </text:list-item>
                      <text:list-item>
                        <text:p>（<text:tab/>もう入手困難かも）</text:p>
                      </text:list-item>
                    </text:list>
                  </text:list-item>
                  <text:list-item>
                    <text:p>カメラモジュール(v1)</text:p>
                    <text:list>
                      <text:list-item>
                        <text:p>Pi Zero用の狭いコネクタ形状用フラットケーブルが別途必要</text:p>
                      </text:list-item>
                    </text:list>
                  </text:list-item>
                </text:list>
                <text:p/>
              </text:list-item>
              <text:list-item>
                <text:p>Pi Zero(旧)現状</text:p>
                <text:list>
                  <text:list-item>
                    <text:p>GPIO動く</text:p>
                  </text:list-item>
                  <text:list-item>
                    <text:p>i<text:span text:style-name="T2">2</text:span><text:span text:style-name="T5">C</text:span><text:span text:style-name="T5">動く</text:span></text:p>
                  </text:list-item>
                  <text:list-item>
                    <text:p><text:span text:style-name="T5">USB</text:span><text:span text:style-name="T5">動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カメラモジュール使用法</text:p>
          </draw:text-box>
        </draw:frame>
        <draw:frame presentation:style-name="Pencil1-outline1" draw:layer="layout" svg:width="25.2cm" svg:height="14.071cm" svg:x="1.4cm" svg:y="4.914cm" presentation:class="outline" presentation:user-transformed="true">
          <draw:text-box>
            <text:list text:style-name="L2">
              <text:list-item>
                <text:p>/boot/msdos/config.txt (FAT領域直下)に追記</text:p>
                <text:list>
                  <text:list-item>
                    <text:p>start_x=1</text:p>
                  </text:list-item>
                  <text:list-item>
                    <text:p>gpu_mem=128</text:p>
                  </text:list-item>
                </text:list>
              </text:list-item>
              <text:list-item>
                <text:p>pkg install raspberrypi-userland</text:p>
              </text:list-item>
              <text:list-item>
                <text:p>再起動</text:p>
              </text:list-item>
              <text:list-item>
                <text:p>コマンド実行</text:p>
                <text:list>
                  <text:list-item>
                    <text:p>静止画 raspistill -w 800 -h 600 -n -o “/tmp/photo.jpg”</text:p>
                  </text:list-item>
                  <text:list-item>
                    <text:p>動画 raspivid -w 800 -h 600 -n -o “/tmp/movie.h264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UIゴシック" svg:font-family="'IPA UIゴシック'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IPA UI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#ffffff" style:font-size-asian="36pt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svg:stroke-color="#3465a4" draw:fill="none" draw:fill-image-width="0cm" draw:fill-image-height="0cm" draw:auto-grow-height="false" draw:fit-to-size="shrink-to-fit" style:shrink-to-fit="true" fo:min-height="13.821cm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IPA明朝" style:font-family-asian="IPA明朝" style:font-family-generic-asian="system" style:font-pitch-asian="variable" style:font-size-asian="24pt" style:language-asian="ja" style:country-asian="JP" style:font-style-asian="normal" style:font-weight-asian="normal" style:font-name-complex="IPA UIゴシック" style:font-family-complex="'IPA UIゴシック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encil1-outline2" style:family="presentation" style:parent-style-name="Pencil1-outline1">
      <style:graphic-properties draw:stroke="none" svg:stroke-color="#3465a4" draw:fill="none" draw:fill-image-width="0cm" draw:fill-image-height="0cm" draw:auto-grow-height="false" draw:fit-to-size="shrink-to-fit" style:shrink-to-fit="true" fo:min-height="13.821cm">
        <text:list-style style:name="Pencil1-outline2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IPA明朝" style:font-family-asian="IPA明朝" style:font-family-generic-asian="system" style:font-pitch-asian="variable" style:font-size-asian="24pt" style:language-asian="ja" style:country-asian="JP" style:font-style-asian="normal" style:font-weight-asian="normal" style:font-name-complex="IPA UIゴシック" style:font-family-complex="'IPA UIゴシック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AB1CDB62FC77003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F64759734173E14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6T12:45:16.275111921</meta:creation-date>
    <meta:editing-duration>PT2H25M49S</meta:editing-duration>
    <meta:editing-cycles>7</meta:editing-cycles>
    <meta:generator>LibreOffice/6.0.5.2$FreeBSD_X86_64 LibreOffice_project/00m0$Build-2</meta:generator>
    <dc:title>Pencil</dc:title>
    <dc:date>2018-10-26T16:40:03.392199076</dc:date>
    <meta:document-statistic meta:object-count="61"/>
  </office:meta>
</office:document-meta>
</file>